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0e43" officeooo:paragraph-rsid="000e0e43"/>
    </style:style>
    <style:style style:name="P2" style:family="paragraph" style:parent-style-name="Footer">
      <style:text-properties officeooo:rsid="00102655" officeooo:paragraph-rsid="001026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EXPERIMANT N0.4 <text:s text:c="2"/>TWO-DIMENSIONAL ARRAY</text:p>
      <text:p text:style-name="P1">INPUT:-</text:p>
      <text:p text:style-name="P1">//Addition of two matrices </text:p>
      <text:p text:style-name="P1"/>
      <text:p text:style-name="P1">import java.util.*; </text:p>
      <text:p text:style-name="P1"/>
      <text:p text:style-name="P1">class matrix </text:p>
      <text:p text:style-name="P1">{ </text:p>
      <text:p text:style-name="P1"><text:s/>public static void main(String[]args) </text:p>
      <text:p text:style-name="P1"><text:s text:c="2"/>{ </text:p>
      <text:p text:style-name="P1"><text:s text:c="3"/>Scanner in=new Scanner(System.in); </text:p>
      <text:p text:style-name="P1"><text:s text:c="3"/>int i,j; </text:p>
      <text:p text:style-name="P1"><text:s text:c="3"/>System.out.println("Enter the order of matrix:- "); </text:p>
      <text:p text:style-name="P1"><text:s text:c="3"/>int m=in.nextInt(); </text:p>
      <text:p text:style-name="P1"><text:s text:c="3"/>int n=in.nextInt(); </text:p>
      <text:p text:style-name="P1"><text:s text:c="3"/>int a[][]=new int[m][n]; </text:p>
      <text:p text:style-name="P1"><text:s text:c="3"/>int b[][]=new int[m][n]; </text:p>
      <text:p text:style-name="P1"><text:s text:c="3"/>int c[][]=new int[m][n]; </text:p>
      <text:p text:style-name="P1"><text:s text:c="3"/>System.out.println("Enter the elements of matrix 1"); </text:p>
      <text:p text:style-name="P1"><text:s text:c="3"/>for(i=0;i&lt;m;i++) </text:p>
      <text:p text:style-name="P1"><text:s text:c="6"/>{ </text:p>
      <text:p text:style-name="P1"><text:s text:c="7"/>for(j=0;j&lt;n;j++) </text:p>
      <text:p text:style-name="P1"><text:s text:c="10"/>{ </text:p>
      <text:p text:style-name="P1"><text:s text:c="11"/>System.out.println("Enter the element "+(i+1)+","+(j+1)); </text:p>
      <text:p text:style-name="P1"><text:s text:c="11"/>a[i][j]=in.nextInt(); </text:p>
      <text:p text:style-name="P1"><text:s text:c="11"/>} </text:p>
      <text:p text:style-name="P1"><text:s text:c="7"/>} </text:p>
      <text:p text:style-name="P1"><text:s text:c="3"/>System.out.println("Enter the elements of matrix 2"); </text:p>
      <text:p text:style-name="P1"><text:s text:c="3"/>for(i=0;i&lt;m;i++) </text:p>
      <text:p text:style-name="P1"><text:s text:c="7"/>{ </text:p>
      <text:p text:style-name="P1"><text:s text:c="8"/>for(j=0;j&lt;n;j++) </text:p>
      <text:p text:style-name="P1"><text:s text:c="10"/>{ </text:p>
      <text:p text:style-name="P1"><text:s text:c="11"/>System.out.println("Enter the element "+(i+1)+","+(j+1)); </text:p>
      <text:p text:style-name="P1"><text:s text:c="11"/>b[i][j]=in.nextInt(); </text:p>
      <text:p text:style-name="P1"><text:s text:c="10"/>} </text:p>
      <text:p text:style-name="P1"><text:s text:c="7"/>} </text:p>
      <text:p text:style-name="P1"><text:s text:c="3"/>System.out.println("The elements of matrix 1 are\n"); </text:p>
      <text:p text:style-name="P1"><text:s text:c="3"/>for(i=0;i&lt;m;i++) </text:p>
      <text:p text:style-name="P1"><text:s text:c="6"/>{ </text:p>
      <text:p text:style-name="P1"><text:s text:c="7"/>for(j=0;j&lt;n;j++) </text:p>
      <text:p text:style-name="P1"><text:s text:c="11"/>System.out.print(a[i][j]+"\t"); </text:p>
      <text:p text:style-name="P1"><text:s text:c="7"/>System.out.println(); </text:p>
      <text:p text:style-name="P1"><text:s text:c="7"/>} </text:p>
      <text:p text:style-name="P1"><text:s text:c="3"/>System.out.println("The elements of matrix 2 are\n"); </text:p>
      <text:p text:style-name="P1"><text:s text:c="3"/>for(i=0;i&lt;m;i++) </text:p>
      <text:p text:style-name="P1"><text:soft-page-break/><text:s text:c="6"/>{ </text:p>
      <text:p text:style-name="P1"><text:s text:c="7"/>for(j=0;j&lt;n;j++) </text:p>
      <text:p text:style-name="P1"><text:s text:c="11"/>System.out.print(b[i][j]+"\t"); </text:p>
      <text:p text:style-name="P1"><text:s text:c="7"/>System.out.println(); </text:p>
      <text:p text:style-name="P1"><text:s text:c="7"/>} </text:p>
      <text:p text:style-name="P1"><text:s text:c="3"/>for(i=0;i&lt;m;i++) </text:p>
      <text:p text:style-name="P1"><text:s text:c="6"/>{ </text:p>
      <text:p text:style-name="P1"><text:s text:c="7"/>for(j=0;j&lt;n;j++) </text:p>
      <text:p text:style-name="P1"><text:s text:c="11"/>c[i][j]=a[i][j]+b[i][j]; </text:p>
      <text:p text:style-name="P1"><text:s text:c="7"/>} </text:p>
      <text:p text:style-name="P1"><text:s text:c="3"/>System.out.println("The addition of matrices is\n"); </text:p>
      <text:p text:style-name="P1"><text:s text:c="3"/>for(i=0;i&lt;m;i++) </text:p>
      <text:p text:style-name="P1"><text:s text:c="6"/>{ </text:p>
      <text:p text:style-name="P1"><text:s text:c="7"/>for(j=0;j&lt;n;j++) </text:p>
      <text:p text:style-name="P1"><text:s text:c="11"/>System.out.print(c[i][j]+"\t"); </text:p>
      <text:p text:style-name="P1"><text:s text:c="7"/>System.out.println(); </text:p>
      <text:p text:style-name="P1"><text:s text:c="7"/>} </text:p>
      <text:p text:style-name="P1"><text:s text:c="3"/>} </text:p>
      <text:p text:style-name="P1">}</text:p>
      <text:p text:style-name="P1"/>
      <text:p text:style-name="P1">OUTPUT:-</text:p>
      <text:p text:style-name="P1">student@DWM19:~$ gedit matrix.java </text:p>
      <text:p text:style-name="P1">student@DWM19:~$ javac matrix.java </text:p>
      <text:p text:style-name="P1">student@DWM19:~$ java matrix </text:p>
      <text:p text:style-name="P1">Enter the order of matrix:- </text:p>
      <text:p text:style-name="P1">3 3 </text:p>
      <text:p text:style-name="P1">Enter the elements of matrix 1 </text:p>
      <text:p text:style-name="P1">Enter the element 1,1 </text:p>
      <text:p text:style-name="P1">1 </text:p>
      <text:p text:style-name="P1">Enter the element 1,2 </text:p>
      <text:p text:style-name="P1">2 </text:p>
      <text:p text:style-name="P1">Enter the element 1,3 </text:p>
      <text:p text:style-name="P1">3 </text:p>
      <text:p text:style-name="P1">Enter the element 2,1 </text:p>
      <text:p text:style-name="P1">4 </text:p>
      <text:p text:style-name="P1">Enter the element 2,2 </text:p>
      <text:p text:style-name="P1">5 </text:p>
      <text:p text:style-name="P1">Enter the element 2,3 </text:p>
      <text:p text:style-name="P1">6 </text:p>
      <text:p text:style-name="P1">Enter the element 3,1 </text:p>
      <text:p text:style-name="P1">7 </text:p>
      <text:p text:style-name="P1">Enter the element 3,2 </text:p>
      <text:p text:style-name="P1">8 </text:p>
      <text:p text:style-name="P1">Enter the element 3,3 </text:p>
      <text:p text:style-name="P1">9 </text:p>
      <text:p text:style-name="P1">Enter the elements of matrix 2 </text:p>
      <text:p text:style-name="P1"><text:soft-page-break/>Enter the element 1,1 </text:p>
      <text:p text:style-name="P1">1 </text:p>
      <text:p text:style-name="P1">Enter the element 1,2 </text:p>
      <text:p text:style-name="P1">2 </text:p>
      <text:p text:style-name="P1">Enter the element 1,3 </text:p>
      <text:p text:style-name="P1">3 </text:p>
      <text:p text:style-name="P1">Enter the element 2,1 </text:p>
      <text:p text:style-name="P1">4 </text:p>
      <text:p text:style-name="P1">Enter the element 2,2 </text:p>
      <text:p text:style-name="P1">5 </text:p>
      <text:p text:style-name="P1">Enter the element 2,3 </text:p>
      <text:p text:style-name="P1">6 </text:p>
      <text:p text:style-name="P1">Enter the element 3,1 </text:p>
      <text:p text:style-name="P1">7 </text:p>
      <text:p text:style-name="P1">Enter the element 3,2 </text:p>
      <text:p text:style-name="P1">8 </text:p>
      <text:p text:style-name="P1">Enter the element 3,3 </text:p>
      <text:p text:style-name="P1">9 </text:p>
      <text:p text:style-name="P1">The elements of matrix 1 are </text:p>
      <text:p text:style-name="P1"/>
      <text:p text:style-name="P1">1<text:tab/>2<text:tab/>3<text:tab/> </text:p>
      <text:p text:style-name="P1">4<text:tab/>5<text:tab/>6<text:tab/> </text:p>
      <text:p text:style-name="P1">7<text:tab/>8<text:tab/>9<text:tab/> </text:p>
      <text:p text:style-name="P1">The elements of matrix 2 are </text:p>
      <text:p text:style-name="P1"/>
      <text:p text:style-name="P1">1<text:tab/>2<text:tab/>3<text:tab/> </text:p>
      <text:p text:style-name="P1">4<text:tab/>5<text:tab/>6<text:tab/> </text:p>
      <text:p text:style-name="P1">7<text:tab/>8<text:tab/>9<text:tab/> </text:p>
      <text:p text:style-name="P1">The addition of matrices is </text:p>
      <text:p text:style-name="P1"/>
      <text:p text:style-name="P1">2<text:tab/>4<text:tab/>6<text:tab/> </text:p>
      <text:p text:style-name="P1">8<text:tab/>10<text:tab/>12<text:tab/> </text:p>
      <text:p text:style-name="P1">14<text:tab/>16<text:tab/>18<text:tab/> </text:p>
      <text:p text:style-name="P1">student@DWM19:~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02655" officeooo:paragraph-rsid="00102655"/>
    </style:style>
    <style:page-layout style:name="Mpm1">
      <style:page-layout-properties fo:page-width="21.001cm" fo:page-height="29.7cm" style:num-format="1" style:print-orientation="portrait" fo:margin-top="3.951cm" fo:margin-bottom="1.97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AGAR NATH <text:s/>VU1F1415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4T11:49:09.150241359</meta:creation-date>
    <dc:date>2015-08-04T12:00:08.321225577</dc:date>
    <meta:editing-duration>PT5M33S</meta:editing-duration>
    <meta:editing-cycles>4</meta:editing-cycles>
    <meta:generator>LibreOffice/4.2.3.3$Linux_x86 LibreOffice_project/420m0$Build-3</meta:generator>
    <meta:document-statistic meta:table-count="0" meta:image-count="0" meta:object-count="0" meta:page-count="3" meta:paragraph-count="120" meta:word-count="286" meta:character-count="2376" meta:non-whitespace-character-count="1748"/>
  </office:meta>
</office:document-meta>
</file>